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fo:font-size="12pt" fo:font-weight="bold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fo:font-size="12pt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fo:font-size="12pt" fo:language="fr" fo:country="BE" fo:font-weight="bold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2pt" fo:font-weight="bold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size="12pt"/>
    </style:style>
    <style:style style:name="P7" style:family="paragraph" style:parent-style-name="x_5f_msonormal">
      <loext:graphic-properties draw:fill="solid" draw:fill-color="#ffffff" draw:opacity="100%"/>
      <style:paragraph-properties fo:margin-top="0in" fo:margin-bottom="0in" style:contextual-spacing="false" fo:text-align="justify" style:justify-single-word="false" fo:background-color="#ffffff"/>
    </style:style>
    <style:style style:name="P8" style:family="paragraph" style:parent-style-name="x_5f_msonormal">
      <loext:graphic-properties draw:fill="solid" draw:fill-color="#ffffff" draw:opacity="100%"/>
      <style:paragraph-properties fo:margin-top="0in" fo:margin-bottom="0in" style:contextual-spacing="false" fo:text-align="justify" style:justify-single-word="false" fo:text-indent="0.5in" style:auto-text-indent="false" fo:background-color="#ffffff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text-indent="0.5in" style:auto-text-indent="false"/>
    </style:style>
    <style:style style:name="P10" style:family="paragraph" style:parent-style-name="x_5f_msonormal">
      <loext:graphic-properties draw:fill="solid" draw:fill-color="#ffffff" draw:opacity="100%"/>
      <style:paragraph-properties fo:margin-top="0in" fo:margin-bottom="0in" style:contextual-spacing="false" fo:text-align="justify" style:justify-single-word="false" fo:background-color="#ffffff"/>
      <style:text-properties fo:color="#212121" loext:opacity="100%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212121" loext:opacity="100%" fo:font-size="12pt" fo:font-weight="bold"/>
    </style:style>
    <style:style style:name="P12" style:family="paragraph" style:parent-style-name="x_5f_msonormal">
      <loext:graphic-properties draw:fill="solid" draw:fill-color="#ffffff" draw:opacity="100%"/>
      <style:paragraph-properties fo:margin-top="0in" fo:margin-bottom="0in" style:contextual-spacing="false" fo:text-align="justify" style:justify-single-word="false" fo:background-color="#ffffff"/>
      <style:text-properties fo:color="#212121" loext:opacity="100%" style:text-underline-style="solid" style:text-underline-width="auto" style:text-underline-color="font-color"/>
    </style:style>
    <style:style style:name="P13" style:family="paragraph" style:parent-style-name="x_5f_msonormal">
      <loext:graphic-properties draw:fill="solid" draw:fill-color="#ffffff" draw:opacity="100%"/>
      <style:paragraph-properties fo:margin-top="0in" fo:margin-bottom="0in" style:contextual-spacing="false" fo:text-align="justify" style:justify-single-word="false" fo:background-color="#ffffff"/>
      <style:text-properties fo:color="#000000" loext:opacity="100%" style:text-underline-style="solid" style:text-underline-width="auto" style:text-underline-color="font-color"/>
    </style:style>
    <style:style style:name="P14" style:family="paragraph" style:parent-style-name="x_5f_msonormal">
      <loext:graphic-properties draw:fill="solid" draw:fill-color="#ffffff" draw:opacity="100%"/>
      <style:paragraph-properties fo:margin-top="0in" fo:margin-bottom="0in" style:contextual-spacing="false" fo:text-align="justify" style:justify-single-word="false" fo:background-color="#ffffff"/>
      <style:text-properties fo:color="#000000" loext:opacity="100%"/>
    </style:style>
    <style:style style:name="T1" style:family="text">
      <style:text-properties fo:font-size="12pt" fo:font-weight="bold"/>
    </style:style>
    <style:style style:name="T2" style:family="text">
      <style:text-properties fo:background-color="#ffff00"/>
    </style:style>
    <style:style style:name="T3" style:family="text">
      <style:text-properties fo:color="#000000" loext:opacity="100%" fo:font-size="12pt" fo:font-weight="bold"/>
    </style:style>
    <style:style style:name="T4" style:family="text">
      <style:text-properties fo:color="#ff0000" loext:opacity="100%" fo:font-size="12pt" style:text-underline-style="solid" style:text-underline-width="auto" style:text-underline-color="font-color" fo:font-weight="bold"/>
    </style:style>
    <style:style style:name="T5" style:family="text">
      <style:text-properties fo:color="#ff0000" loext:opacity="100%" fo:font-size="12pt" fo:background-color="#ffff00" loext:char-shading-value="0"/>
    </style:style>
    <style:style style:name="T6" style:family="text">
      <style:text-properties fo:color="#000000" loext:opacity="100%" fo:font-size="12pt"/>
    </style:style>
    <style:style style:name="T7" style:family="text">
      <style:text-properties fo:color="#000000" loext:opacity="100%" style:text-position="super 58%" fo:font-size="12pt"/>
    </style:style>
    <style:style style:name="T8" style:family="text">
      <style:text-properties fo:font-size="12pt"/>
    </style:style>
    <style:style style:name="T9" style:family="text">
      <style:text-properties fo:color="#000000" loext:opacity="100%" style:text-position="super 58%" fo:font-size="12pt" fo:language="fr" fo:country="BE"/>
    </style:style>
    <style:style style:name="T10" style:family="text">
      <style:text-properties fo:color="#000000" loext:opacity="100%" fo:font-size="12pt" fo:language="fr" fo:country="BE"/>
    </style:style>
    <style:style style:name="T11" style:family="text">
      <style:text-properties fo:color="#333333" loext:opacity="100%" fo:font-size="12pt" fo:background-color="#f3f3f3" loext:char-shading-value="0"/>
    </style:style>
    <style:style style:name="T12" style:family="text">
      <style:text-properties fo:color="#333333" loext:opacity="100%" fo:font-size="12pt"/>
    </style:style>
    <style:style style:name="T13" style:family="text">
      <style:text-properties fo:color="#212121" loext:opacity="100%"/>
    </style:style>
    <style:style style:name="T14" style:family="text">
      <style:text-properties fo:color="#212121" loext:opacity="100%" fo:font-style="italic"/>
    </style:style>
    <style:style style:name="T15" style:family="text">
      <style:text-properties fo:font-size="12pt" fo:font-style="italic"/>
    </style:style>
    <style:style style:name="T16" style:family="text">
      <style:text-properties style:text-position="super 58%" fo:font-size="12pt"/>
    </style:style>
    <style:style style:name="T17" style:family="text">
      <style:text-properties fo:color="#212121" loext:opacity="100%" fo:font-size="12pt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12pt" fo:font-style="italic"/>
    </style:style>
    <style:style style:name="T20" style:family="text">
      <style:text-properties fo:language="fr" fo:country="BE"/>
    </style:style>
    <style:style style:name="T21" style:family="text">
      <style:text-properties fo:language="fr" fo:country="BE" fo:font-style="italic"/>
    </style:style>
    <style:style style:name="T22" style:family="text">
      <style:text-properties fo:font-family="'Cambria Math'" style:font-family-generic="roman" style:font-pitch="variable" fo:font-size="12pt"/>
    </style:style>
    <style:style style:name="T23" style:family="text">
      <style:text-properties fo:color="#212121" loext:opacity="100%" fo:background-color="#ffffff" loext:char-shading-value="0"/>
    </style:style>
    <style:style style:name="T24" style:family="text">
      <style:text-properties fo:color="#212121" loext:opacity="100%" fo:font-size="12pt" fo:font-style="italic"/>
    </style:style>
    <style:style style:name="T25" style:family="text">
      <style:text-properties fo:color="#000000" loext:opacity="100%" fo:background-color="#ffffff" loext:char-shading-value="0"/>
    </style:style>
    <style:style style:name="T26" style:family="text">
      <style:text-properties fo:font-style="italic"/>
    </style:style>
    <style:style style:name="T27" style:family="text">
      <style:text-properties fo:color="#000000" loext:opacity="100%" fo:font-style="italic"/>
    </style:style>
  </office:automatic-styles>
  <office:body>
    <office:text text:use-soft-page-breaks="true">
      <text:tracked-changes>
        <text:changed-region xml:id="ct2585205127904" text:id="ct2585205127904">
          <text:deletion>
            <office:change-info>
              <dc:creator>Author 1</dc:creator>
              <dc:date>2019-04-23T09:25:00</dc:date>
            </office:change-info>
            <text:p text:style-name="P1"><text:span text:style-name="T3"><text:s/></text:span></text:p>
          </text:deletion>
        </text:changed-region>
        <text:changed-region xml:id="ct2585205128240" text:id="ct2585205128240">
          <text:deletion>
            <office:change-info>
              <dc:creator>Author 1</dc:creator>
              <dc:date>2019-04-23T09:25:00</dc:date>
            </office:change-info>
            <text:p text:style-name="P1"><text:span text:style-name="T3">del 2</text:span></text:p>
          </text:deletion>
        </text:changed-region>
        <text:changed-region xml:id="ct2585205114128" text:id="ct2585205114128">
          <text:insertion>
            <office:change-info>
              <dc:creator>Author 1</dc:creator>
              <dc:date>2019-04-23T09:25:00</dc:date>
            </office:change-info>
          </text:insertion>
        </text:changed-region>
        <text:changed-region xml:id="ct2585205123536" text:id="ct2585205123536">
          <text:insertion>
            <office:change-info>
              <dc:creator>Author 1</dc:creator>
              <dc:date>2019-04-30T13:31:00</dc:date>
            </office:change-info>
          </text:insertion>
        </text:changed-region>
        <text:changed-region xml:id="ct2585205124880" text:id="ct2585205124880">
          <text:insertion>
            <office:change-info>
              <dc:creator>Author 1</dc:creator>
              <dc:date>2019-04-30T13:31:00</dc:date>
            </office:change-info>
          </text:insertion>
        </text:changed-region>
        <text:changed-region xml:id="ct2585205128576" text:id="ct2585205128576">
          <text:format-change>
            <office:change-info>
              <dc:creator>Author 2</dc:creator>
              <dc:date>2019-05-05T11:20:00</dc:date>
            </office:change-info>
          </text:format-change>
        </text:changed-region>
        <text:changed-region xml:id="ct2585205128912" text:id="ct2585205128912">
          <text:format-change>
            <office:change-info>
              <dc:creator>Author 2</dc:creator>
              <dc:date>2019-05-05T11:20:00</dc:date>
            </office:change-info>
          </text:format-change>
        </text:changed-region>
        <text:changed-region xml:id="ct2585205115472" text:id="ct2585205115472">
          <text:format-change>
            <office:change-info>
              <dc:creator>Author 2</dc:creator>
              <dc:date>2019-05-05T11:20:00</dc:date>
            </office:change-info>
          </text:format-change>
        </text:changed-region>
        <text:changed-region xml:id="ct2585205126224" text:id="ct2585205126224">
          <text:format-change>
            <office:change-info>
              <dc:creator>Author 2</dc:creator>
              <dc:date>2019-05-05T11:20:00</dc:date>
            </office:change-info>
          </text:format-change>
        </text:changed-region>
        <text:changed-region xml:id="ct2585205130928" text:id="ct2585205130928">
          <text:format-change>
            <office:change-info>
              <dc:creator>Author 2</dc:creator>
              <dc:date>2019-05-05T11:20:00</dc:date>
            </office:change-info>
          </text:format-change>
        </text:changed-region>
        <text:changed-region xml:id="ct2585205116480" text:id="ct2585205116480">
          <text:insertion>
            <office:change-info>
              <dc:creator>Author 2</dc:creator>
              <dc:date>2019-05-05T11:20:00</dc:date>
            </office:change-info>
          </text:insertion>
        </text:changed-region>
        <text:changed-region xml:id="ct2585205125552" text:id="ct2585205125552">
          <text:deletion>
            <office:change-info>
              <dc:creator>Author 2</dc:creator>
              <dc:date>2019-05-05T11:20:00</dc:date>
            </office:change-info>
            <text:p text:style-name="P1"><text:span text:style-name="T8">Del 16</text:span></text:p>
          </text:deletion>
        </text:changed-region>
        <text:changed-region xml:id="ct2585205118832" text:id="ct2585205118832">
          <text:insertion>
            <office:change-info>
              <dc:creator>Author 2</dc:creator>
              <dc:date>2019-05-05T11:20:00</dc:date>
            </office:change-info>
          </text:insertion>
        </text:changed-region>
        <text:changed-region xml:id="ct2585205114464" text:id="ct2585205114464">
          <text:deletion>
            <office:change-info>
              <dc:creator>Author 3</dc:creator>
              <dc:date>2019-05-04T14:24:00</dc:date>
            </office:change-info>
            <text:p text:style-name="P1"><text:span text:style-name="T8">D</text:span></text:p>
          </text:deletion>
        </text:changed-region>
        <text:changed-region xml:id="ct2585205123872" text:id="ct2585205123872">
          <text:deletion>
            <office:change-info>
              <dc:creator>Author 3</dc:creator>
              <dc:date>2019-05-04T14:25:00</dc:date>
            </office:change-info>
            <text:p text:style-name="P1"><text:span text:style-name="T8">D</text:span></text:p>
          </text:deletion>
        </text:changed-region>
        <text:changed-region xml:id="ct2585205125888" text:id="ct2585205125888">
          <text:deletion>
            <office:change-info>
              <dc:creator>Author 2</dc:creator>
              <dc:date>2019-05-05T11:25:00</dc:date>
            </office:change-info>
            <text:p text:style-name="P1"><text:span text:style-name="T8">Del 20</text:span></text:p>
          </text:deletion>
        </text:changed-region>
        <text:changed-region xml:id="ct2585205120176" text:id="ct2585205120176">
          <text:insertion>
            <office:change-info>
              <dc:creator>Author 2</dc:creator>
              <dc:date>2019-05-05T11:25:00</dc:date>
            </office:change-info>
          </text:insertion>
        </text:changed-region>
        <text:changed-region xml:id="ct2585205120512" text:id="ct2585205120512">
          <text:deletion>
            <office:change-info>
              <dc:creator>Author 3</dc:creator>
              <dc:date>2019-05-04T13:41:00</dc:date>
            </office:change-info>
            <text:p text:style-name="P9"><text:span text:style-name="T8">del 22</text:span></text:p>
          </text:deletion>
        </text:changed-region>
        <text:changed-region xml:id="ct2585205131264" text:id="ct2585205131264">
          <text:insertion>
            <office:change-info>
              <dc:creator>Author 3</dc:creator>
              <dc:date>2019-05-04T13:41:00</dc:date>
            </office:change-info>
          </text:insertion>
        </text:changed-region>
        <text:changed-region xml:id="ct2585205129248" text:id="ct2585205129248">
          <text:deletion>
            <office:change-info>
              <dc:creator>Author 3</dc:creator>
              <dc:date>2019-05-04T13:42:00</dc:date>
            </office:change-info>
            <text:p text:style-name="P8"><text:span text:style-name="T18">(100±2)</text:span></text:p>
          </text:deletion>
        </text:changed-region>
        <text:changed-region xml:id="ct2585205119168" text:id="ct2585205119168">
          <text:insertion>
            <office:change-info>
              <dc:creator>Author 3</dc:creator>
              <dc:date>2019-05-04T13:42:00</dc:date>
            </office:change-info>
          </text:insertion>
        </text:changed-region>
        <text:changed-region xml:id="ct2585205129584" text:id="ct2585205129584">
          <text:deletion>
            <office:change-info>
              <dc:creator>Author 3</dc:creator>
              <dc:date>2019-05-04T13:42:00</dc:date>
            </office:change-info>
            <text:p text:style-name="P8"><text:span text:style-name="T18">(</text:span></text:p>
          </text:deletion>
        </text:changed-region>
        <text:changed-region xml:id="ct2585205119504" text:id="ct2585205119504">
          <text:deletion>
            <office:change-info>
              <dc:creator>Author 3</dc:creator>
              <dc:date>2019-05-04T13:43:00</dc:date>
            </office:change-info>
            <text:p text:style-name="P8"><text:span text:style-name="T18">)</text:span></text:p>
          </text:deletion>
        </text:changed-region>
        <text:changed-region xml:id="ct2585205130256" text:id="ct2585205130256">
          <text:deletion>
            <office:change-info>
              <dc:creator>Author 2</dc:creator>
              <dc:date>2019-05-05T11:31:00</dc:date>
            </office:change-info>
            <text:p text:style-name="P9"><text:span text:style-name="T8">del 28</text:span></text:p>
          </text:deletion>
        </text:changed-region>
        <text:changed-region xml:id="ct2585205130592" text:id="ct2585205130592">
          <text:insertion>
            <office:change-info>
              <dc:creator>Author 2</dc:creator>
              <dc:date>2019-05-05T11:31:00</dc:date>
            </office:change-info>
          </text:insertion>
        </text:changed-region>
        <text:changed-region xml:id="ct2585205115808" text:id="ct2585205115808">
          <text:deletion>
            <office:change-info>
              <dc:creator>Author 3</dc:creator>
              <dc:date>2019-05-04T13:48:00</dc:date>
            </office:change-info>
            <text:p text:style-name="P7"><text:span text:style-name="T18">del 30 (</text:span></text:p>
          </text:deletion>
        </text:changed-region>
        <text:changed-region xml:id="ct2585205114800" text:id="ct2585205114800">
          <text:deletion>
            <office:change-info>
              <dc:creator>Author 3</dc:creator>
              <dc:date>2019-05-04T13:48:00</dc:date>
            </office:change-info>
            <text:p text:style-name="P7"><text:span text:style-name="T18">)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</text:span><office:annotation office:name="__Annotation__4_3845566381" loext:resolved="false"><dc:creator>Author 4</dc:creator><dc:date>2019-04-30T13:29:00</dc:date><meta:creator-initials>A4</meta:creator-initials><text:p>Abc ‘def’. <text:s/>Ghi.</text:p><text:p><text:span text:style-name="T2">Klm!</text:span></text:p></office:annotation><text:span text:style-name="T3">oo </text:span><office:annotation-end office:name="__Annotation__4_3845566381"/><text:span text:style-name="T3">bar <text:s/>–</text:span><text:change text:change-id="ct2585205127904"/><text:span text:style-name="T3"> baz </text:span><text:change text:change-id="ct2585205128240"/><text:change-start text:change-id="ct2585205114128"/><text:span text:style-name="T3"><text:s/></text:span></text:p>
      <text:p text:style-name="P1"><text:change-end text:change-id="ct2585205114128"/><text:span text:style-name="T4">TTILE HERE something/something</text:span><text:change-start text:change-id="ct2585205123536"/><text:span text:style-name="T4">, </text:span><text:change-end text:change-id="ct2585205123536"/><text:span text:style-name="T4">1 May</text:span><text:change-start text:change-id="ct2585205124880"/><text:span text:style-name="T4"> 2000</text:span><text:change-end text:change-id="ct2585205124880"/></text:p>
      <text:p text:style-name="P1"><text:span text:style-name="T5">Lorem ipsum = ~1234 dolor (sit amet)</text:span><text:span text:style-name="T5"/></text:p>
      <text:p text:style-name="P2"/>
      <text:p text:style-name="P1"><office:annotation office:name="__Annotation__52_3845566381" loext:resolved="false"><dc:creator>Author 1</dc:creator><dc:date>2019-04-30T11:49:00</dc:date><meta:creator-initials>A1</meta:creator-initials><text:p>Xyz, klm</text:p></office:annotation><text:span text:style-name="T6">Consectetur Adipiscing</text:span><text:span text:style-name="T7">1</text:span><text:span text:style-name="T6">, Elit Vestibulum</text:span><text:span text:style-name="T7">2</text:span><text:span text:style-name="T6">, Consequat Mi</text:span><text:span text:style-name="T7">3</text:span><text:span text:style-name="T6">, Quis Pretium</text:span><text:span text:style-name="T7">4</text:span><text:span text:style-name="T6">, Semper Proin</text:span><text:span text:style-name="T7">2,5</text:span><text:span text:style-name="T6">, Luctus Orci</text:span><text:span text:style-name="T7">5</text:span><text:span text:style-name="T6">, Ac Neque</text:span><text:span text:style-name="T7">6</text:span><text:span text:style-name="T6">, Venenatis Quis</text:span><text:span text:style-name="T7">7</text:span><text:span text:style-name="T6">, Commodo Dolor</text:span><office:annotation-end office:name="__Annotation__52_3845566381"/><text:span text:style-name="T7">8</text:span></text:p>
      <text:p text:style-name="P3"/>
      <text:p text:style-name="P1"><text:span text:style-name="T7">1</text:span><text:span text:style-name="T6">Posuere Curabitur, </text:span><text:a xlink:type="simple" xlink:href="mailto:name@mail.example.org" text:style-name="Internet_20_link" text:visited-style-name="Visited_20_Internet_20_Link"><text:span text:style-name="Internet_20_link"><text:span text:style-name="T8">name@mail.example.org</text:span></text:span></text:a> </text:p>
      <text:p text:style-name="P1"><text:change-start text:change-id="ct2585205128576"/><text:span text:style-name="T9">2</text:span><text:span text:style-name="T10">Dignissim sapien</text:span><text:change-end text:change-id="ct2585205128576"/></text:p>
      <text:p text:style-name="P1"><text:change-start text:change-id="ct2585205128912"/><text:span text:style-name="T9">3</text:span><text:span text:style-name="T10">Quis cursus</text:span><text:change-end text:change-id="ct2585205128912"/></text:p>
      <text:p text:style-name="P1"><text:change-start text:change-id="ct2585205115472"/><text:span text:style-name="T9">4</text:span><text:span text:style-name="T10">Egestas. Donec</text:span><text:change-end text:change-id="ct2585205115472"/></text:p>
      <text:p text:style-name="P1"><text:span text:style-name="T7">5</text:span><text:span text:style-name="T6">blandit auctor</text:span></text:p>
      <text:p text:style-name="P1"><text:span text:style-name="T7">6</text:span><text:span text:style-name="T6">arcu, nec</text:span></text:p>
      <text:p text:style-name="P1"><text:span text:style-name="T7">7</text:span><text:span text:style-name="T6">pellentesque eros</text:span></text:p>
      <text:p text:style-name="P1"><text:change-start text:change-id="ct2585205126224"/><text:span text:style-name="T9">8</text:span><text:span text:style-name="T10">molestie eget</text:span><text:change-end text:change-id="ct2585205126224"/></text:p>
      <text:p text:style-name="P4"><text:change-start text:change-id="ct2585205130928"/></text:p>
      <text:p text:style-name="P4"/>
      <text:p text:style-name="P1"><text:change-end text:change-id="ct2585205130928"/><text:span text:style-name="T1">In. </text:span><text:span text:style-name="T11">consectetur aliquam.</text:span><text:span text:style-name="T12"> </text:span><text:span text:style-name="T11">hendrerit. Sed.</text:span></text:p>
      <text:p text:style-name="P5"/>
      <text:p text:style-name="P5"/>
      <text:p text:style-name="P1"><text:span text:style-name="T1">1.0 Cursus</text:span><text:span text:style-name="T1"/></text:p>
      <text:p text:style-name="P6"/>
      <text:p text:style-name="P1"><office:annotation office:name="__Annotation__190_3845566381" loext:resolved="false"><dc:creator>Author 1</dc:creator><dc:date>2019-05-02T09:21:00</dc:date><meta:creator-initials>A1</meta:creator-initials><text:p>Nop</text:p></office:annotation><text:span text:style-name="T8">Mauris vitae (Ligula et al., 1234). Pellentesque, non </text:span><text:span text:style-name="T8">pellentesque urna. </text:span><office:annotation-end office:name="__Annotation__190_3845566381"/><text:change-start text:change-id="ct2585205116480"/></text:p>
      <text:p text:style-name="P6"/>
      <text:p text:style-name="P1"><text:change-end text:change-id="ct2585205116480"/><text:span text:style-name="T8">Aliquet. Fusce; </text:span><text:a xlink:type="simple" xlink:href="http://www.example.org/foo/bar/baz" text:style-name="Internet_20_link" text:visited-style-name="Visited_20_Internet_20_Link"><text:span text:style-name="Internet_20_link"><text:span text:style-name="T8">http://www.example.org/foo/bar/baz</text:span></text:span></text:a><text:span text:style-name="T8">) placerat mauris. </text:span><text:change text:change-id="ct2585205125552"/><text:change-start text:change-id="ct2585205118832"/><text:span text:style-name="T8">Enim,</text:span><text:change-end text:change-id="ct2585205118832"/><text:span text:style-name="T8"> nec rutrum.</text:span></text:p>
      <text:p text:style-name="P6"/>
      <text:p text:style-name="P1"><office:annotation office:name="__Annotation__225_3845566381" loext:resolved="false"><dc:creator>Author 1</dc:creator><dc:date>2019-05-02T11:11:00</dc:date><meta:creator-initials>A1</meta:creator-initials><text:p><text:span text:style-name="T2">Qrs.</text:span></text:p></office:annotation><text:span text:style-name="T1">2.0 Purus semper</text:span><office:annotation-end office:name="__Annotation__225_3845566381"/></text:p>
      <text:p text:style-name="P6"/>
      <text:p text:style-name="P7">Vel. Praesent (<office:annotation office:name="__Annotation__230_3845566381" loext:resolved="false"><dc:creator>Author 3</dc:creator><dc:date>2019-05-04T13:49:00</dc:date><meta:creator-initials>A3</meta:creator-initials><text:p>Tuv. </text:p></office:annotation>TINCIDUNT<office:annotation-end office:name="__Annotation__230_3845566381"/>) neque eu. <text:span text:style-name="T13">Pellentesque pharetra [Fusce et al., 5678, Pellentesque et al., 9012]. </text:span></text:p>
      <text:p text:style-name="P8">Est orci: (1) integer sodales; (2) tincidunt tristique <text:s/>sed a.</text:p>
      <text:p text:style-name="P8">Metus posuere.</text:p>
      <text:p text:style-name="P8">Adipiscing nunc (ET; <text:a xlink:type="simple" xlink:href="http://example.org/" text:style-name="Internet_20_link" text:visited-style-name="Visited_20_Internet_20_Link"><text:span text:style-name="Internet_20_link">http://example.org/</text:span></text:a> ) viverra odio, <text:span text:style-name="T13">d</text:span><office:annotation office:name="__Annotation__316_3845566381" loext:resolved="false"><dc:creator>Author 1</dc:creator><dc:date>2019-04-23T11:07:00</dc:date><meta:creator-initials>A1</meta:creator-initials><text:p>Wxy.</text:p></office:annotation><text:span text:style-name="T13">onec auctor [</text:span><text:span text:style-name="T14">Molestie et al.</text:span><text:span text:style-name="T13">, 1234], sem, sit. </text:span></text:p>
      <text:p text:style-name="P1"><office:annotation-end office:name="__Annotation__316_3845566381"/></text:p>
      <text:p text:style-name="P1"><text:span text:style-name="T15">2.1 Amet tristique</text:span><text:span text:style-name="T15"/></text:p>
      <text:p text:style-name="P6"/>
      <text:p text:style-name="P1"><text:span text:style-name="T8">Lectus hendrerit (</text:span><text:change text:change-id="ct2585205114464"/><office:annotation office:name="__Annotation__324_3845566381" loext:resolved="false"><dc:creator>Author 3</dc:creator><dc:date>2019-05-04T14:22:00</dc:date><meta:creator-initials>A3</meta:creator-initials><text:p>Zab.</text:p></office:annotation><text:span text:style-name="T8">SED</text:span><office:annotation-end office:name="__Annotation__324_3845566381"/><text:span text:style-name="T8">) (Cras sodales, </text:span><office:annotation office:name="__Annotation__345_3845566381" loext:resolved="false"><dc:creator>Author 2</dc:creator><dc:date>2019-05-05T11:25:00</dc:date><meta:creator-initials>A2</meta:creator-initials><text:p>Cde.</text:p></office:annotation><text:span text:style-name="T8">nisl sed.</text:span><office:annotation-end office:name="__Annotation__345_3845566381"/><text:span text:style-name="T8"> Orci mattis 1.2±3.4 iaculis </text:span><text:change text:change-id="ct2585205123872"/><text:span text:style-name="T8">NUNC eget. </text:span><text:change text:change-id="ct2585205125888"/><text:change-start text:change-id="ct2585205120176"/><text:span text:style-name="T8">Dolor,</text:span><text:change-end text:change-id="ct2585205120176"/><text:span text:style-name="T8"> accumsan pharetra</text:span><text:span text:style-name="T16">-1 </text:span><text:span text:style-name="T8">risus a</text:span><text:span text:style-name="T16">-1 </text:span><text:span text:style-name="T8">vestibulum mauris</text:span><text:span text:style-name="T16">-1 </text:span><text:span text:style-name="T8">nunc vulputate</text:span><text:span text:style-name="T16">-1 </text:span><text:span text:style-name="T8">lobortis mollis</text:span><text:span text:style-name="T16">-1</text:span><text:span text:style-name="T8">. Vivamus nec. </text:span><text:span text:style-name="T17">Tellus faucibus.</text:span></text:p>
      <text:p text:style-name="P9"><text:span text:style-name="T8">Tempor magna nec, facilisis</text:span><text:span text:style-name="T16">-1 </text:span><text:span text:style-name="T8">felis. Donec</text:span><text:span text:style-name="T16">-1 </text:span><text:span text:style-name="T8">commodo enim “a” vehicula pellentesque. </text:span><office:annotation office:name="__Annotation__423_3845566381" loext:resolved="false"><dc:creator>Author 2</dc:creator><dc:date>2019-05-05T11:27:00</dc:date><meta:creator-initials>A2</meta:creator-initials><text:p>Fgh?</text:p></office:annotation><text:span text:style-name="T8">Nullam vehicula</text:span><text:span text:style-name="T16">-1</text:span><text:span text:style-name="T8"> vestibulum </text:span><text:change text:change-id="ct2585205120512"/><text:change-start text:change-id="ct2585205131264"/><text:span text:style-name="T8">1234</text:span><text:change-end text:change-id="ct2585205131264"/><text:span text:style-name="T8">-5678, est vel.</text:span><office:annotation-end office:name="__Annotation__423_3845566381"/><text:span text:style-name="T8"> ultricies. Aliquam</text:span><text:span text:style-name="T16">-1</text:span><text:span text:style-name="T8">, velit massa.</text:span></text:p>
      <text:p text:style-name="P6"/>
      <text:p text:style-name="P1"><text:span text:style-name="T15">2.2 Laoreet vel</text:span><text:span text:style-name="T15"/></text:p>
      <text:p text:style-name="P6"/>
      <text:p text:style-name="P1"><text:span text:style-name="T8">Leo nec</text:span><text:span text:style-name="T16">-1 </text:span><text:span text:style-name="T8">volutpat facilisis</text:span><text:span text:style-name="T16">-1 </text:span><text:span text:style-name="T8">eros. Donec, <text:s/>consequat</text:span><text:span text:style-name="T16">-1 </text:span><text:span text:style-name="T8">arcu ut</text:span><text:span text:style-name="T16">-1</text:span><text:span text:style-name="T8"> diam tempor</text:span><text:span text:style-name="T16">-1 </text:span><text:span text:style-name="T8">luctus. Cum</text:span><text:span text:style-name="T16">-1 </text:span><text:span text:style-name="T8">sociis natoque</text:span><text:span text:style-name="T16">-1 </text:span><text:span text:style-name="T8">penatibus et</text:span><text:span text:style-name="T16">-1 </text:span><text:span text:style-name="T8">magnis dis</text:span><text:span text:style-name="T16">-1</text:span><text:span text:style-name="T8">, parturient montes</text:span><text:span text:style-name="T16">-1</text:span><text:span text:style-name="T8">, nascetur ridiculus.</text:span></text:p>
      <text:p text:style-name="P9"><text:span text:style-name="T8">Mus. Praesent</text:span><text:span text:style-name="T16">-1</text:span><text:span text:style-name="T8"> (~12% vitae lacus) vel leo</text:span><text:span text:style-name="T16">-1</text:span><text:span text:style-name="T8"> sodales pharetra</text:span><text:span text:style-name="T16">-1</text:span><text:span text:style-name="T8"> a a</text:span><text:span text:style-name="T16">-1 </text:span><text:span text:style-name="T8">nibh. Vestibulum </text:span><text:span text:style-name="T8">ante ipsum.</text:span></text:p>
      <text:p text:style-name="P8"><text:soft-page-break/>Primis in <text:span text:style-name="T13">faucibus orci</text:span> - luctus et. </text:p>
      <text:p text:style-name="P8">Ultrices posuere &lt;1% cubilia Curae. <text:span text:style-name="T18">Nam luctus, </text:span><office:annotation office:name="__Annotation__588_3845566381" loext:resolved="false"><dc:creator>Author 3</dc:creator><dc:date>2019-05-04T13:43:00</dc:date><meta:creator-initials>A3</meta:creator-initials><text:p>Ijk</text:p></office:annotation><text:span text:style-name="T18">tempus nibh</text:span><text:change text:change-id="ct2585205129248"/><text:span text:style-name="T18">% fringilla dictum </text:span><text:change-start text:change-id="ct2585205119168"/><text:span text:style-name="T18">augue consectetur</text:span><text:change-end text:change-id="ct2585205119168"/><text:change text:change-id="ct2585205129584"/><text:span text:style-name="T18">eget</text:span><text:change text:change-id="ct2585205119504"/><text:span text:style-name="T18">. </text:span><office:annotation-end office:name="__Annotation__588_3845566381"/><text:span text:style-name="T18">Curabitur at.</text:span></text:p>
      <text:p text:style-name="P10"/>
      <text:p text:style-name="P1"><text:span text:style-name="T19">2.3 </text:span><text:span text:style-name="T15">Ante sit</text:span></text:p>
      <text:p text:style-name="P5"/>
      <text:p text:style-name="P1"><office:annotation office:name="__Annotation__708_3845566381" loext:resolved="false"><dc:creator>Author 1</dc:creator><dc:date>2019-04-23T11:11:00</dc:date><meta:creator-initials>A1</meta:creator-initials><text:p>Lmn</text:p></office:annotation><text:span text:style-name="T8">Amet tortor </text:span><field:fieldmark-start text:name="Bookmark Copy 1" field:type="vnd.oasis.opendocument.field.UNHANDLED"><field:param field:name="vnd.oasis.opendocument.field.code" field:value="ADDIN EN.CITE"/></field:fieldmark-start><field:fieldmark-start text:name="Bookmark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pharetra molestie)</text:span><field:fieldmark-end/><text:span text:style-name="T8"> eu nec </text:span><field:fieldmark-start text:name="Bookmark Copy 3" field:type="vnd.oasis.opendocument.field.UNHANDLED"><field:param field:name="vnd.oasis.opendocument.field.code" field:value="ADDIN EN.CITE"/></field:fieldmark-start><field:fieldmark-start text:name="Bookmark Copy 2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ante)</text:span><field:fieldmark-end/><text:span text:style-name="T8">. Mauris tincidunt.</text:span></text:p>
      <text:p text:style-name="P9"><text:span text:style-name="T8">Nibh eu </text:span><field:fieldmark-start text:name="Bookmark Copy 5" field:type="vnd.oasis.opendocument.field.UNHANDLED"><field:param field:name="vnd.oasis.opendocument.field.code" field:value="ADDIN EN.CITE"/></field:fieldmark-start><field:fieldmark-start text:name="Bookmark Copy 4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sollicitudin molestie)</text:span><field:fieldmark-end/><text:span text:style-name="T8"> dolor sapien </text:span><field:fieldmark-start text:name="Bookmark Copy 7" field:type="vnd.oasis.opendocument.field.UNHANDLED"><field:param field:name="vnd.oasis.opendocument.field.code" field:value="ADDIN EN.CITE"/></field:fieldmark-start><field:fieldmark-start text:name="Bookmark Copy 6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congue tortor)</text:span><field:fieldmark-end/><text:span text:style-name="T8">. A pulvinar </text:span><field:fieldmark-start text:name="Bookmark Copy 9" field:type="vnd.oasis.opendocument.field.UNHANDLED"><field:param field:name="vnd.oasis.opendocument.field.code" field:value="ADDIN EN.CITE"/></field:fieldmark-start><field:fieldmark-start text:name="Bookmark Copy 8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sapien turpis)</text:span><field:fieldmark-end/><text:span text:style-name="T8">. Aed ante ~10</text:span><text:span text:style-name="T16">19</text:span><text:span text:style-name="T8"> Donec nec </text:span><field:fieldmark-start text:name="Bookmark Copy 10" field:type="vnd.oasis.opendocument.field.UNHANDLED"><field:param field:name="vnd.oasis.opendocument.field.code" field:value="ADDIN EN.CITE &lt;EndNote&gt;&lt;Cite&gt;&lt;Author&gt;Foo&lt;/Author&gt;&lt;Year&gt;1234&lt;/Year&gt;&lt;RecNum&gt;4321&lt;/RecNum&gt;&lt;DisplayText&gt;(Foo et al., 1234)&lt;/DisplayText&gt;&lt;record&gt;&lt;rec-number&gt;4321&lt;/rec-number&gt;&lt;foreign-keys&gt;&lt;key app=&quot;EN&quot; db-id=&quot;abcdefg&quot; timestamp=&quot;123456&quot;&gt;4321&lt;/key&gt;&lt;/foreign-keys&gt;&lt;ref-type name=&quot;Journal Article&quot;&gt;1&lt;/ref-type&gt;&lt;contributors&gt;&lt;authors&gt;&lt;author&gt;Foo, F.&lt;/author&gt;&lt;author&gt;Bar, B. B.&lt;/author&gt;&lt;/authors&gt;&lt;/contributors&gt;&lt;auth-address&gt;Foo, F&amp;#xD;Line 1 &amp;amp; smth&amp;#xD;Line 2 &amp;amp; smth else&amp;#xD;Line 3&lt;/auth-address&gt;&lt;titles&gt;&lt;title&gt;Title 1&lt;/title&gt;&lt;secondary-title&gt;Title 2&lt;/secondary-title&gt;&lt;/titles&gt;&lt;periodical&gt;&lt;full-title&gt;Super Journal&lt;/full-title&gt;&lt;abbr-1&gt;SupJ&lt;/abbr-1&gt;&lt;/periodical&gt;&lt;pages&gt;1-2&lt;/pages&gt;&lt;volume&gt;3&lt;/volume&gt;&lt;number&gt;1&lt;/number&gt;&lt;keywords&gt;&lt;keyword&gt;kwd1&lt;/keyword&gt;&lt;keyword&gt;kwd2&lt;/keyword&gt;&lt;/keywords&gt;&lt;dates&gt;&lt;year&gt;1234&lt;/year&gt;&lt;/dates&gt;&lt;isbn&gt;1111-2222&lt;/isbn&gt;&lt;accession-num&gt;ISI:123123123&lt;/accession-num&gt;&lt;urls&gt;&lt;related-urls&gt;&lt;url&gt;&amp;lt;Go to ISI&amp;gt;://000111222333&lt;/url&gt;&lt;/related-urls&gt;&lt;/urls&gt;&lt;electronic-resource-num&gt;12.3456/xyz1234&lt;/electronic-resource-num&gt;&lt;language&gt;English&lt;/language&gt;&lt;/record&gt;&lt;/Cite&gt;&lt;/EndNote&gt;"/></field:fieldmark-start><field:fieldmark-separator/><text:span text:style-name="T8">(est elementum)</text:span><field:fieldmark-end/><text:span text:style-name="T8"> euismod nulla </text:span><field:fieldmark-start text:name="Bookmark Copy 12" field:type="vnd.oasis.opendocument.field.UNHANDLED"><field:param field:name="vnd.oasis.opendocument.field.code" field:value="ADDIN EN.CITE"/></field:fieldmark-start><field:fieldmark-start text:name="Bookmark Copy 1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in, mollis)</text:span><field:fieldmark-end/><text:span text:style-name="T8"> nunc. Lorem </text:span><field:fieldmark-start text:name="Bookmark Copy 14" field:type="vnd.oasis.opendocument.field.UNHANDLED"><field:param field:name="vnd.oasis.opendocument.field.code" field:value="ADDIN EN.CITE"/></field:fieldmark-start><field:fieldmark-start text:name="Bookmark Copy 13" field:type="vnd.oasis.opendocument.field.UNHANDLED"><field:param field:name="vnd.oasis.opendocument.field.code" field:value="ADDIN EN.CITE.DATA"/></field:fieldmark-start><field:fieldmark-separator/><field:fieldmark-end/><field:fieldmark-separator/><text:span text:style-name="T8">(ipsum dolor)</text:span><field:fieldmark-end/><text:span text:style-name="T8">. Sit amet </text:span><office:annotation office:name="__Annotation__705_3845566381" loext:resolved="false"><dc:creator>Author 2</dc:creator><dc:date>2019-05-05T11:30:00</dc:date><meta:creator-initials>A2</meta:creator-initials><text:p>Opq </text:p><text:p><text:s/><text:span text:style-name="T20">rst </text:span><text:span text:style-name="T21">uvw</text:span><text:span text:style-name="T20">., </text:span><text:span text:style-name="T21">xyz </text:span><text:span text:style-name="T20">abc.</text:span></text:p><text:p>Def</text:p></office:annotation><text:span text:style-name="T8">consectetur adipiscing </text:span><text:span text:style-name="T8">.</text:span><office:annotation-end office:name="__Annotation__705_3845566381"/></text:p>
      <text:p text:style-name="P7"><office:annotation-end office:name="__Annotation__708_3845566381"/></text:p>
      <text:p text:style-name="P1"><office:annotation office:name="__Annotation__759_3845566381" loext:resolved="false"><dc:creator>Author 1</dc:creator><dc:date>2019-04-23T10:45:00</dc:date><meta:creator-initials>A1</meta:creator-initials><text:p>Ghi</text:p></office:annotation><text:span text:style-name="T1">3.0 Consequat mi</text:span><text:span text:style-name="T1"/></text:p>
      <text:p text:style-name="P5"/>
      <text:p text:style-name="P1"><text:span text:style-name="T15">3.1 Quis pretium</text:span><text:span text:style-name="T15"/></text:p>
      <text:p text:style-name="P6"/>
      <text:p text:style-name="P1"><text:span text:style-name="T8">Semper. Proin.</text:span><text:span text:style-name="T8"/></text:p>
      <text:p text:style-name="P9"><text:span text:style-name="T8">Luctus orci </text:span><text:span text:style-name="T22">∼</text:span><text:span text:style-name="T8">ac neque </text:span><text:change text:change-id="ct2585205130256"/><text:change-start text:change-id="ct2585205130592"/><text:span text:style-name="T8">venenatis, quis</text:span><text:change-end text:change-id="ct2585205130592"/><text:span text:style-name="T8"> commodo dolor.</text:span></text:p>
      <text:p text:style-name="P9"><text:span text:style-name="T8">Posuere. Curabitur.</text:span><text:span text:style-name="T8"/></text:p>
      <text:p text:style-name="P6"/>
      <text:p text:style-name="P6"/>
      <text:p text:style-name="P6"/>
      <text:p text:style-name="P1"><text:span text:style-name="T15">3.2 Dignissim sapien</text:span><text:span text:style-name="T15"/></text:p>
      <text:p text:style-name="P6"/>
      <text:p text:style-name="P1"><text:span text:style-name="T8">Quis cursus.</text:span><text:span text:style-name="T8"/></text:p>
      <text:p text:style-name="P9"><text:span text:style-name="T8">Egestas. Donec.</text:span><office:annotation-end office:name="__Annotation__759_3845566381"/></text:p>
      <text:p text:style-name="P8"><office:annotation office:name="__Annotation__772_3845566381" loext:resolved="false"><dc:creator>Author 1</dc:creator><dc:date>2019-04-23T10:36:00</dc:date><meta:creator-initials>A1</meta:creator-initials><text:p>Jkl</text:p></office:annotation><text:span text:style-name="T23">Blandit auctor </text:span>arcu, nec<text:span text:style-name="T23"> pellentesque eros </text:span>molestie eget<text:span text:style-name="T23"> In consectetur </text:span>aliquam hendrerit.<text:span text:style-name="T23"> Sed cursus. </text:span></text:p>
      <text:p text:style-name="P8"><text:span text:style-name="T23">Mauris vitae.</text:span><office:annotation-end office:name="__Annotation__772_3845566381"/></text:p>
      <text:p text:style-name="P6"/>
      <text:p text:style-name="P1"><text:span text:style-name="T24">3.3 Ligula pellentesque</text:span><text:span text:style-name="T24"/></text:p>
      <text:p text:style-name="P11"/>
      <text:p text:style-name="P7"><office:annotation office:name="__Annotation__788_3845566381" loext:resolved="false"><dc:creator>Author 1</dc:creator><dc:date>2019-04-23T10:43:00</dc:date><meta:creator-initials>A1</meta:creator-initials><text:p>Mno</text:p></office:annotation><text:span text:style-name="T23">Non pellentesque; </text:span>urna aliquet<text:span text:style-name="T23">; </text:span>Fusce placerat; <text:span text:style-name="T23">mauris enim.</text:span><text:span text:style-name="T13"><text:line-break/></text:span><office:annotation-end office:name="__Annotation__788_3845566381"/><text:span text:style-name="T23"><text:tab/></text:span><office:annotation office:name="__Annotation__810_3845566381" loext:resolved="false"><dc:creator>Author 1</dc:creator><dc:date>2019-04-23T10:42:00</dc:date><meta:creator-initials>A1</meta:creator-initials><text:p>Pqr</text:p></office:annotation><text:span text:style-name="T25">Nec rutrum </text:span><text:span text:style-name="T25">vel. Praesent </text:span><text:span text:style-name="T25">tincidunt neque </text:span><text:span text:style-name="T25">pharetra. Fusce.</text:span><office:annotation-end office:name="__Annotation__810_3845566381"/></text:p>
      <text:p text:style-name="P9"><office:annotation office:name="__Annotation__852_3845566381" loext:resolved="false"><dc:creator>Author 1</dc:creator><dc:date>2019-04-23T10:43:00</dc:date><meta:creator-initials>A1</meta:creator-initials><text:p>Stu</text:p></office:annotation><text:span text:style-name="T17">Pellentesque est [</text:span><text:span text:style-name="T24">orci.</text:span><text:span text:style-name="T17">, 123; </text:span><text:span text:style-name="T24">Integer</text:span><text:span text:style-name="T17">, 456]. Sodales tincidunt </text:span><text:span text:style-name="T8">tristique. Sed [</text:span><text:span text:style-name="T15">a metus.</text:span><text:span text:style-name="T8">, 789; </text:span><text:span text:style-name="T15">posuere.</text:span><text:span text:style-name="T8">, 123], adipiscing nunc.</text:span></text:p>
      <text:p text:style-name="P8">Et, viverra <text:span text:style-name="T26">odio. Donec.</text:span> auctor molestie. <text:s/><office:annotation-end office:name="__Annotation__852_3845566381"/></text:p>
      <text:p text:style-name="P12"/>
      <text:p text:style-name="P7"><text:span text:style-name="T27">3.4 Sem, sit</text:span><text:span text:style-name="T27"/></text:p>
      <text:p text:style-name="P13"/>
      <text:p text:style-name="P7"><text:span text:style-name="T18">3.4.1 Amet</text:span><text:span text:style-name="T18"/></text:p>
      <text:p text:style-name="P14"/>
      <text:p text:style-name="P7"><office:annotation office:name="__Annotation__932_3845566381" loext:resolved="false"><dc:creator>Author 1</dc:creator><dc:date>2019-04-23T10:56:00</dc:date><meta:creator-initials>A1</meta:creator-initials><text:p>Vwx</text:p></office:annotation><text:span text:style-name="T18">Tristique lectus </text:span><office:annotation office:name="__Annotation__867_3845566381" loext:resolved="false"><dc:creator>Author 3</dc:creator><dc:date>2019-05-04T13:49:00</dc:date><meta:creator-initials>A3</meta:creator-initials><text:p>Yza</text:p><text:p/></office:annotation><text:span text:style-name="T18">hendrerit </text:span><text:change text:change-id="ct2585205115808"/><text:span text:style-name="T18">SED</text:span><text:change text:change-id="ct2585205114800"/><office:annotation-end office:name="__Annotation__867_3845566381"/><text:span text:style-name="T18"> Cras sodales.</text:span></text:p>
      <text:p text:style-name="P8"><text:span text:style-name="T18">Nisl sed. </text:span><text:span text:style-name="T18">Orci mattis.</text:span></text:p>
      <text:p text:style-name="P8"><text:span text:style-name="T18">risus.</text:span><office:annotation-end office:name="__Annotation__932_384556638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575in" fo:margin-bottom="0.0783in" style:contextual-spacing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in" fo:margin-bottom="0.0783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783in" fo:margin-bottom="0.0783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x_5f_msonormal" style:display-name="x_msonormal" style:family="paragraph" style:parent-style-name="Standard">
      <style:paragraph-properties fo:margin-top="0.1965in" fo:margin-bottom="0.1965in" style:contextual-spacing="false" fo:line-height="100%"/>
      <style:text-properties fo:font-size="12pt"/>
    </style:style>
    <style:style style:name="Normal_20__28_Web_29_" style:display-name="Normal (Web)" style:family="paragraph" style:parent-style-name="Standard">
      <style:paragraph-properties fo:margin-top="0.1965in" fo:margin-bottom="0.1965in" style:contextual-spacing="false" fo:line-height="100%"/>
      <style:text-properties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arginalia" style:family="paragraph" style:parent-style-name="Standard" style:class="text">
      <style:paragraph-properties fo:line-height="100%"/>
      <style:text-properties fo:font-size="10pt"/>
    </style:style>
    <style:style style:name="annotation_20_subject" style:display-name="annotation subject" style:family="paragraph" style:parent-style-name="Marginalia" style:next-style-name="Marginalia">
      <style:text-properties fo:font-weight="bold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Liberation Sans" fo:font-family="'Liberation Sans'" style:font-family-generic="swiss" style:font-pitch="variable" fo:font-size="8pt"/>
    </style:style>
    <style:style style:name="EndNote_20_Bibliography_20_Title" style:display-name="EndNote Bibliography Title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erif" fo:font-family="'Liberation Serif'" style:font-family-generic="roman" style:font-pitch="variable" fo:font-size="12pt" fo:language="en" fo:country="US"/>
    </style:style>
    <style:style style:name="EndNote_20_Bibliography" style:display-name="EndNote Bibliography" style:family="paragraph" style:parent-style-name="Standard">
      <style:paragraph-properties fo:line-height="100%"/>
      <style:text-properties style:font-name="Liberation Serif" fo:font-family="'Liberation Serif'" style:font-family-generic="roman" style:font-pitch="variable" fo:font-size="12pt" fo:language="en" fo:country="US"/>
    </style:style>
    <style:style style:name="Bibliography" style:family="paragraph" style:parent-style-name="Standard" style:next-style-name="Standard"/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Liberation Serif" fo:font-family="'Liberation Serif'" style:font-family-generic="roman" style:font-pitch="variable" fo:font-size="12pt" fo:language="en" fo:country="B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fo:font-size="10pt"/>
    </style:style>
    <style:style style:name="Comment_20_Subject_20_Char" style:display-name="Comment Subject Char" style:family="text" style:parent-style-name="Comment_20_Text_20_Char">
      <style:text-properties fo:font-size="10pt" fo:font-weight="bold"/>
    </style:style>
    <style:style style:name="Balloon_20_Text_20_Char" style:display-name="Balloon Text Char" style:family="text" style:parent-style-name="Default_20_Paragraph_20_Font">
      <style:text-properties style:font-name="Liberation Sans" fo:font-family="'Liberation Sans'" style:font-family-generic="swiss" style:font-pitch="variable" fo:font-size="8pt"/>
    </style:style>
    <style:style style:name="EndNote_20_Bibliography_20_Title_20_Char" style:display-name="EndNote Bibliography Title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US"/>
    </style:style>
    <style:style style:name="EndNote_20_Bibliography_20_Char" style:display-name="EndNote Bibliography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US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2" style:family="text">
      <style:text-properties fo:color="#000000" loext:opacity="100%" fo:font-size="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0pt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fo:font-size="10pt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fo:font-size="10pt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fo:font-size="10pt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fo:font-size="10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0pt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fo:font-size="10pt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fo:font-size="10pt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fo:font-size="10pt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Liberation Serif" fo:font-family="'Liberation Serif'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Liberation Serif" fo:font-family="'Liberation Serif'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2" meta:paragraph-count="54" meta:word-count="380" meta:character-count="2716" meta:non-whitespace-character-count="2373"/>
    <meta:generator>LibreOfficeDev/26.2.0.0.alpha0$Windows_X86_64 LibreOffice_project/0e78f8aef1071ec6422ae9182b26cecba6113bb2</meta:generator>
  </office:meta>
</office:document-meta>
</file>